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c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Mrs. David Pereira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Cyrus Adler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This is a photocopy of the original manuscript.</text:p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Dr. Cyrus Adler/</text:p>
      <text:p text:style-name="P2"><text:tab/>Enclosed please/ find letter as per/ conversation over phone./</text:p>
      <text:p text:style-name="P2"><text:tab/>Yours truly/</text:p>
      <text:p text:style-name="P2">Mrs David Pereira/</text:p>
      <text:p text:style-name="P2">170 W Coulter. st/</text:p>
      <text:p text:style-name="P2"><text:tab/>Germantow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2:39:01.07</meta:creation-date>
    <dc:date>2011-12-15T12:40:48.18</dc:date>
    <dc:creator>Penn Libraries</dc:creator>
    <meta:editing-duration>PT00H01M4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191" meta:character-count="1435"/>
  </office:meta>
</office:document-meta>
</file>